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list-style-name="LFO1" style:family="paragraph"/>
    <style:style style:name="P3" style:parent-style-name="Normal" style:list-style-name="LFO1" style:family="paragraph"/>
    <style:style style:name="P4" style:parent-style-name="Normal" style:list-style-name="LFO1" style:family="paragraph"/>
  </office:automatic-styles>
  <office:body>
    <office:text text:use-soft-page-breaks="true">
      <text:p text:style-name="P1">Regarding remediation item "Lambda optimization".<text:line-break/>I've installed the AWS Lambda Power Tuning and ran it on your lambda function ProdRunProcessor<text:line-break/>You can find the results here:<text:line-break/>Statemachine:<text:line-break/><text:a xlink:href="https://eu-west-2.console.aws.amazon.com/v2/executions/details/arn:aws:states:eu-west-2:224515216882:execution:powerTuningStateMachine-dee13bb0-52f6-11ef-9593-069443cc" office:target-frame-name="_blank" xlink:show="new"><text:span text:style-name="Hyperlink">https://eu-west-2.console.aws.amazon.com/states/home?region=eu-west-2#/v2/executions/details/arn:aws:states[…]b:6c025d0a-f911-419b-b6b6-0b5401a31ab0</text:span></text:a><text:line-break/>Output diagram:<text:line-break/><text:a xlink:href="https://lambda-power-tuning.show/#gAAAAQACAAQACMAL;AHwHRlUJBkarJgZGq/YFRlW/BkZVAwVG;v7+YN9ogFzhrQJc4TQoXOcrrlzkXQ9w5" office:target-frame-name="_blank" xlink:show="new"><text:span text:style-name="Hyperlink">https://lambda-power-tuning.show/#gAAAAQACAAQACMAL;AHwHRlUJBkarJgZGq/YFRlW/BkZVAwVG;v7+YN9ogFzhrQJc4TQoXOcrrlzkXQ9w5</text:span></text:a>How to use the tool:<text:line-break/>The official guide is <text:a xlink:href="https://serverlessrepo.aws.amazon.com/applications/arn:aws:serverlessrepo:us-east-1:451282441545:applications~aws-lambda-power-tuning" office:target-frame-name="_blank" xlink:show="new"><text:span text:style-name="Hyperlink">&gt;&gt; here &lt;&lt;</text:span></text:a>The short guide is to:</text:p>
      <text:list text:style-name="LFO1" text:continue-numbering="true">
        <text:list-item>
          <text:p text:style-name="P2">Go to this statemachine: <text:a xlink:href="https://eu-west-2.console.aws.amazon.com/statemachines/view/arn:aws:states:eu-west-2:224515216882:stateMachine:powerTuningStateMachine-dee13bb0-52f6-11ef-9593-069443cc" office:target-frame-name="_blank" xlink:show="new"><text:span text:style-name="Hyperlink">powerTuningStateMachine</text:span></text:a></text:p>
        </text:list-item>
        <text:list-item>
          <text:p text:style-name="P3">Select it and click on Start Execution button</text:p>
        </text:list-item>
        <text:list-item>
          <text:p text:style-name="P4">The Start Execution window will pop up where you will need to provide the following structure:</text:p>
        </text:list-item>
      </text:list>
      <text:p text:style-name="Normal">{</text:p>
      <text:p text:style-name="Normal"><text:s text:c="4"/>"lambdaARN": "your-lambda-function-arn",</text:p>
      <text:p text:style-name="Normal"><text:s text:c="4"/>"powerValues": [128, 256, 512, 1024, 2048, 3008],</text:p>
      <text:p text:style-name="Normal"><text:s text:c="4"/>"num": 10,</text:p>
      <text:p text:style-name="Normal"><text:s text:c="4"/>"payload": "{}",</text:p>
      <text:p text:style-name="Normal"><text:s text:c="4"/>"parallelInvocation": true,</text:p>
      <text:p text:style-name="Normal"><text:s text:c="4"/>"strategy": "cost"</text:p>
      <text:p text:style-name="Normal">}</text:p>
      <text:p text:style-name="Normal">4. Add your lambda function ARN here.<text:line-break/>5. Don't forget to fill out the payload value. This should contain the event with which the lambda is expected to be triggered with!<text:line-break/>6. Based on the <text:a xlink:href="https://serverlessrepo.aws.amazon.com/applications/arn:aws:serverlessrepo:us-east-1:451282441545:applications~aws-lambda-power-tuning" office:target-frame-name="_blank" xlink:show="new"><text:span text:style-name="Hyperlink">official guide</text:span></text:a>, you can modify other values as well if you want to play around with.<text:line-break/>7. When done, click on Start Execution button.<text:line-break/>8. The state machine console will appear.<text:line-break/>9. Wait until the state machine executes, which will be indicated by a green color of the state machine steps in the Graph View (attached screenshot)<text:line-break/>10. When it is finished, click on the Optimizer item of the state machine Graph.<text:line-break/>11. On the right hand pane click on the Output tab, and you can see the results in the json. Also you will have the link in there for the visualization.You can run this tool on as many Lambdas you want to optimize and can have suggestions how ot fine tune them from Cost and Runtime duration perspective. (edited)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Nagy</meta:initial-creator>
    <dc:creator>David Nagy</dc:creator>
    <meta:creation-date>2024-08-05T08:11:00Z</meta:creation-date>
    <dc:date>2024-08-05T08:12:00Z</dc:date>
    <meta:template xlink:href="Normal.dotm" xlink:type="simple"/>
    <meta:editing-cycles>1</meta:editing-cycles>
    <meta:editing-duration>PT60S</meta:editing-duration>
    <meta:document-statistic meta:page-count="1" meta:paragraph-count="5" meta:word-count="356" meta:character-count="2810" meta:row-count="20" meta:non-whitespace-character-count="2459"/>
  </office:meta>
</office:document-meta>
</file>